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69.9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40pt" fo:break-before="auto" style:use-optimal-row-height="true"/>
    </style:style>
    <style:style style:name="ro5" style:family="table-row">
      <style:table-row-properties style:row-height="13.0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  <style:style style:name="T2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/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/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apid thermal adaptation in photosymbionts of reef-building corals</text:p>
          </table:table-cell>
          <table:table-cell office:value-type="string" calcext:value-type="string">
            <text:p><text:span text:style-name="T1">(Chakravarti et al., 2017)</text:span></text:p>
          </table:table-cell>
          <table:table-cell table:style-name="ce3" office:value-type="string" calcext:value-type="string">
            <text:p>Specific growth rate</text:p>
          </table:table-cell>
          <table:table-cell table:number-columns-repeated="23"/>
          <table:table-cell table:style-name="ce6" table:number-columns-repeated="2"/>
          <table:table-cell table:number-columns-repeated="995"/>
        </table:table-row>
        <table:table-row table:style-name="ro3"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Supp material</text:p>
          </table:table-cell>
          <table:table-cell table:number-columns-repeated="12"/>
          <table:table-cell office:value-type="string" calcext:value-type="string">
            <text:p><text:s/>26.63 +- 0.001°C <text:s/>at 31.16+- 0.002°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0.157048218" calcext:value-type="float">
            <text:p>0.157048218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186878624" calcext:value-type="float">
            <text:p>0.186878624</text:p>
          </table:table-cell>
          <table:table-cell table:number-columns-repeated="997"/>
        </table:table-row>
        <table:table-row table:style-name="ro3">
          <table:table-cell table:number-columns-repeated="3"/>
          <table:table-cell table:style-name="ce3"/>
          <table:table-cell table:number-columns-repeated="15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0.15594568" calcext:value-type="float">
            <text:p>0.15594568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0.159676408" calcext:value-type="float">
            <text:p>0.159676408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0.150600307" calcext:value-type="float">
            <text:p>0.150600307</text:p>
          </table:table-cell>
          <table:table-cell table:number-columns-repeated="997"/>
        </table:table-row>
        <table:table-row table:style-name="ro3">
          <table:table-cell table:number-columns-repeated="3"/>
          <table:table-cell table:style-name="ce3"/>
          <table:table-cell table:number-columns-repeated="15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0.136679353" calcext:value-type="float">
            <text:p>0.136679353</text:p>
          </table:table-cell>
          <table:table-cell table:number-columns-repeated="997"/>
        </table:table-row>
        <table:table-row table:style-name="ro3">
          <table:table-cell/>
          <table:table-cell table:style-name="ce3"/>
          <table:table-cell table:number-columns-repeated="17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0.156515845" calcext:value-type="float">
            <text:p>0.156515845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178297598" calcext:value-type="float">
            <text:p>0.178297598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0.120582612" calcext:value-type="float">
            <text:p>0.12058261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0.130010194" calcext:value-type="float">
            <text:p>0.130010194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0.135754262" calcext:value-type="float">
            <text:p>0.13575426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0.140784856" calcext:value-type="float">
            <text:p>0.140784856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0.071239491" calcext:value-type="float">
            <text:p>0.071239491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092767956" calcext:value-type="float">
            <text:p>0.092767956</text:p>
          </table:table-cell>
          <table:table-cell table:number-columns-repeated="997"/>
        </table:table-row>
        <table:table-row table:style-name="ro3">
          <table:table-cell/>
          <table:table-cell table:style-name="ce3"/>
          <table:table-cell table:number-columns-repeated="17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0.065719207" calcext:value-type="float">
            <text:p>0.065719207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0.067289284" calcext:value-type="float">
            <text:p>0.067289284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0.061581711" calcext:value-type="float">
            <text:p>0.061581711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0.056852233" calcext:value-type="float">
            <text:p>0.05685223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-0.030254773" calcext:value-type="float">
            <text:p>-0.030254773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-0.043158112" calcext:value-type="float">
            <text:p>-0.043158112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-0.047987917" calcext:value-type="float">
            <text:p>-0.047987917</text:p>
          </table:table-cell>
          <table:table-cell table:number-columns-repeated="997"/>
        </table:table-row>
        <table:table-row table:style-name="ro3">
          <table:table-cell table:number-columns-repeated="19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float" office:value="-0.082283403" calcext:value-type="float">
            <text:p>-0.082283403</text:p>
          </table:table-cell>
          <table:table-cell table:number-columns-repeated="997"/>
        </table:table-row>
        <table:table-row table:style-name="ro3">
          <table:table-cell table:number-columns-repeated="3"/>
          <table:table-cell table:style-name="ce3"/>
          <table:table-cell table:number-columns-repeated="15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-0.059954468" calcext:value-type="float">
            <text:p>-0.059954468</text:p>
          </table:table-cell>
          <table:table-cell table:number-columns-repeated="997"/>
        </table:table-row>
        <table:table-row table:style-name="ro3">
          <table:table-cell table:number-columns-repeated="3"/>
          <table:table-cell table:style-name="ce3"/>
          <table:table-cell table:number-columns-repeated="15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float" office:value="-0.008778745" calcext:value-type="float">
            <text:p>-0.008778745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6"/>
          <table:table-cell table:number-columns-repeated="19"/>
          <table:table-cell table:style-name="ce7"/>
          <table:table-cell/>
          <table:table-cell table:style-name="ce7"/>
          <table:table-cell table:style-name="ce6"/>
          <table:table-cell table:number-columns-repeated="997"/>
        </table:table-row>
        <table:table-row table:style-name="ro4">
          <table:table-cell table:number-columns-repeated="3"/>
          <table:table-cell table:style-name="ce6" office:value-type="string" calcext:value-type="string">
            <text:p>Growth (% change, <text:span text:style-name="T2">A. cytherea</text:span><text:span text:style-name="T3">)</text:span></text:p>
          </table:table-cell>
          <table:table-cell/>
          <table:table-cell office:value-type="string" calcext:value-type="string">
            <text:p>from graph </text:p>
          </table:table-cell>
          <table:table-cell table:style-name="ce3" office:value-type="float" office:value="0.743525104770468" calcext:value-type="float">
            <text:p>0.743525104770468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0.168853064435844" calcext:value-type="float">
            <text:p>0.168853064435844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-0.377912297885322" calcext:value-type="float">
            <text:p>-0.377912297885322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-1.13373689365597" calcext:value-type="float">
            <text:p>-1.13373689365597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ce3" table:number-columns-repeated="6"/>
          <table:table-cell table:number-columns-repeated="1009"/>
        </table:table-row>
        <table:table-row table:style-name="ro7">
          <table:table-cell table:number-columns-repeated="2"/>
          <table:table-cell table:style-name="Default"/>
          <table:table-cell table:style-name="ce6" office:value-type="string" calcext:value-type="string">
            <text:p>Growth (% change, <text:span text:style-name="T2">A. hyacinthus</text:span><text:span text:style-name="T3">)</text:span></text:p>
          </table:table-cell>
          <table:table-cell table:number-columns-repeated="2"/>
          <table:table-cell table:style-name="ce3" office:value-type="float" office:value="1.10358226689575" calcext:value-type="float">
            <text:p>1.10358226689575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1.00284204948699" calcext:value-type="float">
            <text:p>1.00284204948699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0.623291960371876" calcext:value-type="float">
            <text:p>0.623291960371876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-0.717898489057303" calcext:value-type="float">
            <text:p>-0.717898489057303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2"/>
          <table:table-cell table:style-name="ce3" table:number-columns-repeated="6"/>
          <table:table-cell table:number-columns-repeated="1009"/>
        </table:table-row>
        <table:table-row table:style-name="ro7">
          <table:table-cell table:number-columns-repeated="2"/>
          <table:table-cell table:style-name="Default"/>
          <table:table-cell table:style-name="ce6" office:value-type="string" calcext:value-type="string">
            <text:p>Growth (% change, <text:span text:style-name="T2">A. sarmentosa</text:span><text:span text:style-name="T3">)</text:span></text:p>
          </table:table-cell>
          <table:table-cell table:number-columns-repeated="2"/>
          <table:table-cell table:style-name="ce3" office:value-type="float" office:value="0.153599126511347" calcext:value-type="float">
            <text:p>0.153599126511347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0.79150275373722" calcext:value-type="float">
            <text:p>0.79150275373722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0.0774900046564682" calcext:value-type="float">
            <text:p>0.077490004656468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3" office:value-type="float" office:value="-0.720146437804072" calcext:value-type="float">
            <text:p>-0.720146437804072</text:p>
          </table:table-cell>
          <table:table-cell table:number-columns-repeated="2"/>
          <table:table-cell table:style-name="ce3" table:number-columns-repeated="6"/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WT</text:p>
          </table:table-cell>
          <table:table-cell table:number-columns-repeated="1003"/>
        </table:table-row>
        <table:table-row table:style-name="ro6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/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/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30:59.285427917</meta:creation-date>
    <dc:date>2021-04-29T19:32:39.978255758</dc:date>
    <meta:editing-duration>PT1M41S</meta:editing-duration>
    <meta:editing-cycles>1</meta:editing-cycles>
    <meta:document-statistic meta:table-count="1" meta:cell-count="186" meta:object-count="0"/>
    <meta:generator>LibreOffice/6.0.7.3$Linux_X86_64 LibreOffice_project/00m0$Build-3</meta:generator>
  </office:meta>
</office:document-meta>
</file>